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vendell Web Interface API</text:p>
      <text:p text:style-name="P2"/>
      <text:p text:style-name="P5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2">TYPE</text:p>
          </table:table-cell>
          <table:table-cell table:style-name="DataTypes.B1" office:value-type="string">
            <text:p text:style-name="P12">DESCRIPTION</text:p>
          </table:table-cell>
        </table:table-row>
        <table:table-row>
          <table:table-cell table:style-name="DataTypes.A2" office:value-type="string">
            <text:p text:style-name="P12">DateTime</text:p>
          </table:table-cell>
          <table:table-cell table:style-name="DataTypes.B2" office:value-type="string">
            <text:p text:style-name="P11">Absolute datetime string, as defined in section 3.3.1 of RFC 2616</text:p>
            <text:p text:style-name="P11">e.g. 'Mon, 23 Jul 2010 13:00:00 GMT'</text:p>
          </table:table-cell>
        </table:table-row>
        <table:table-row>
          <table:table-cell table:style-name="DataTypes.A2" office:value-type="string">
            <text:p text:style-name="P12">String</text:p>
          </table:table-cell>
          <table:table-cell table:style-name="DataTypes.B2" office:value-type="string">
            <text:p text:style-name="P11">Text data, encoded</text:p>
          </table:table-cell>
        </table:table-row>
        <table:table-row>
          <table:table-cell table:style-name="DataTypes.A2" office:value-type="string">
            <text:p text:style-name="P12">Time</text:p>
          </table:table-cell>
          <table:table-cell table:style-name="DataTypes.B2" office:value-type="string">
            <text:p text:style-name="P11">Relative time, in format 'HH:MM:SS'</text:p>
          </table:table-cell>
        </table:table-row>
      </table:table>
      <text:p text:style-name="P6"/>
      <text:p text:style-name="P6"/>
      <text:p text:style-name="P5">Result Reporting</text:p>
      <text:p text:style-name="P2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2"/>
      <text:p text:style-name="P7">&lt;RDWebResult&gt;</text:p>
      <text:p text:style-name="P7">&lt;ResponseCode&gt;<text:span text:style-name="T3">resp_code</text:span>&lt;/ResponseCode&gt;</text:p>
      <text:p text:style-name="P7">&lt;ErrorString&gt;<text:span text:style-name="T3">resp_string</text:span>&lt;/ErrorString&gt;</text:p>
      <text:p text:style-name="P7">&lt;AudioConvertError&gt;<text:span text:style-name="T3">conv_error_code</text:span><text:span text:style-name="T4">&lt;/AudioConvertError&gt;</text:span></text:p>
      <text:p text:style-name="P7">&lt;/RDWebResult&gt;</text:p>
      <text:p text:style-name="P2"/>
      <text:p text:style-name="P2">where:</text:p>
      <text:p text:style-name="P8">resp_code<text:span text:style-name="T4"> – The HTTP result code, as defined in RFC2616</text:span></text:p>
      <text:p text:style-name="P8">resp_string<text:span text:style-name="T4"> – A text string describing the result, suitable for displaying in a UI</text:span></text:p>
      <text:p text:style-name="P8">conv_error_code<text:span text:style-name="T4"> – An extended error code from the audio converter routines. <text:s/>These values are</text:span></text:p>
      <text:p text:style-name="P9"><text:s text:c="31"/>defined in RDAudioConvert::ErrorCode in 'lib/rdaudioconvert.h'. <text:s/>This parameter</text:p>
      <text:p text:style-name="P9"><text:s text:c="31"/>is optional.</text:p>
      <text:p text:style-name="P2"/>
      <text:p text:style-name="P1">AddCart</text:p>
      <text:p text:style-name="P2">Command Code: RDXPORT_COMMAND_ADDCART</text:p>
      <text:p text:style-name="P2"/>
      <text:p text:style-name="P2">Description:</text:p>
      <text:p text:style-name="P2">Add a new cart</text:p>
      <text:p text:style-name="P2"/>
      <text:p text:style-name="P2">Required User Permissions: Create Carts</text:p>
      <text:p text:style-name="P2">A '403' error will be returned if the requested cart number is not within the configured range for the specified group and 'Enforce Cart Range' is set in RDAdmin-&gt;ManageGroups.</text:p>
      <text:p text:style-name="P2"/>
      <text:p text:style-name="P2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10">COMMAND</text:p>
          </table:table-cell>
          <table:table-cell table:style-name="Table5.B2" office:value-type="float" office:value="12">
            <text:p text:style-name="P10">12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LOGIN_NAME</text:p>
          </table:table-cell>
          <table:table-cell table:style-name="Table5.A2" office:value-type="string">
            <text:p text:style-name="P10">Rivendell User Name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PASSWORD</text:p>
          </table:table-cell>
          <table:table-cell table:style-name="Table5.A2" office:value-type="string">
            <text:p text:style-name="P10">Login Password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GROUP_NAME</text:p>
          </table:table-cell>
          <table:table-cell table:style-name="Table5.A2" office:value-type="string">
            <text:p text:style-name="P10">Name of group</text:p>
          </table:table-cell>
          <table:table-cell table:style-name="Table5.C7" office:value-type="string">
            <text:p text:style-name="P10">Mandatory</text:p>
          </table:table-cell>
        </table:table-row>
        <text:soft-page-break/>
        <table:table-row>
          <table:table-cell table:style-name="Table5.A2" office:value-type="string">
            <text:p text:style-name="P10">TYPE</text:p>
          </table:table-cell>
          <table:table-cell table:style-name="Table5.A2" office:value-type="string">
            <text:p text:style-name="P10">Cart type</text:p>
          </table:table-cell>
          <table:table-cell table:style-name="Table5.C7" office:value-type="string">
            <text:p text:style-name="P10">Mandatory, valid values are “audio” or “macro”</text:p>
          </table:table-cell>
        </table:table-row>
        <table:table-row>
          <table:table-cell table:style-name="Table5.A2" office:value-type="string">
            <text:p text:style-name="P10">CART_NUMBER</text:p>
          </table:table-cell>
          <table:table-cell table:style-name="Table5.A2" office:value-type="string">
            <text:p text:style-name="P10">Number of Cart</text:p>
          </table:table-cell>
          <table:table-cell table:style-name="Table5.C7" office:value-type="string">
            <text:p text:style-name="P10">Optional, default is to use next available cart number for specified group</text:p>
          </table:table-cell>
        </table:table-row>
      </table:table>
      <text:p text:style-name="P2"/>
      <text:p text:style-name="P2"/>
      <text:p text:style-name="P1">AddCut</text:p>
      <text:p text:style-name="P2">Command Code: RDXPORT_COMMAND_ADDCUT</text:p>
      <text:p text:style-name="P2"/>
      <text:p text:style-name="P2">Description:</text:p>
      <text:p text:style-name="P2">Add a new cut to an existing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10">COMMAND</text:p>
          </table:table-cell>
          <table:table-cell table:style-name="Table12.B2" office:value-type="float" office:value="10">
            <text:p text:style-name="P10">10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LOGIN_NAME</text:p>
          </table:table-cell>
          <table:table-cell table:style-name="Table12.A2" office:value-type="string">
            <text:p text:style-name="P10">Rivendell User Name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PASSWORD</text:p>
          </table:table-cell>
          <table:table-cell table:style-name="Table12.A2" office:value-type="string">
            <text:p text:style-name="P10">Login Password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CART_NUMBER</text:p>
          </table:table-cell>
          <table:table-cell table:style-name="Table12.A2" office:value-type="string">
            <text:p text:style-name="P10">Number of Cart</text:p>
          </table:table-cell>
          <table:table-cell table:style-name="Table12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DeleteAudio</text:p>
      <text:p text:style-name="P2">Command Code: RDXPORT_COMMAND_DELETEAUDIO</text:p>
      <text:p text:style-name="P2"/>
      <text:p text:style-name="P2">Description:</text:p>
      <text:p text:style-name="P2">Delete PCM/MPEG data from the audio store.</text:p>
      <text:p text:style-name="P2"/>
      <text:p text:style-name="P2">Required User Permissions: Delete Carts</text:p>
      <text:p text:style-name="P2"/>
      <text:p text:style-name="P2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10">COMMAND</text:p>
          </table:table-cell>
          <table:table-cell table:style-name="Table10.B2" office:value-type="float" office:value="3">
            <text:p text:style-name="P10">3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LOGIN_NAME</text:p>
          </table:table-cell>
          <table:table-cell table:style-name="Table10.A2" office:value-type="string">
            <text:p text:style-name="P10">Rivendell User Name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PASSWORD</text:p>
          </table:table-cell>
          <table:table-cell table:style-name="Table10.A2" office:value-type="string">
            <text:p text:style-name="P10">Login Password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CART_NUMBER</text:p>
          </table:table-cell>
          <table:table-cell table:style-name="Table10.A2" office:value-type="string">
            <text:p text:style-name="P10">Number of Cart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CUT_NUMBER</text:p>
          </table:table-cell>
          <table:table-cell table:style-name="Table10.A2" office:value-type="string">
            <text:p text:style-name="P10">Number of Cut</text:p>
          </table:table-cell>
          <table:table-cell table:style-name="Table10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EditCart</text:p>
      <text:p text:style-name="P2"><text:soft-page-break/>Command Code: RDXPORT_COMMAND_EDITCART</text:p>
      <text:p text:style-name="P2"/>
      <text:p text:style-name="P2">Description:</text:p>
      <text:p text:style-name="P2">Write metadata changes for an existing cart into the database.</text:p>
      <text:p text:style-name="P2"/>
      <text:p text:style-name="P2">Required User Permissions: Modify Carts</text:p>
      <text:p text:style-name="P2">A '404' error will be returned if the requested cart belongs to a group that is not authorized for the specified Rivendell user in RDAdmin-&gt;ManageUsers-&gt;AssignGroupPerms, or if it is attempted to assign the cart to such a group.</text:p>
      <text:p text:style-name="P2"/>
      <text:p text:style-name="P2">Call Fields: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10">COMMAND</text:p>
          </table:table-cell>
          <table:table-cell table:style-name="Table14.B2" office:value-type="float" office:value="14">
            <text:p text:style-name="P10">14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LOGIN_NAME</text:p>
          </table:table-cell>
          <table:table-cell table:style-name="Table14.A2" office:value-type="string">
            <text:p text:style-name="P10">Rivendell User Name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PASSWORD</text:p>
          </table:table-cell>
          <table:table-cell table:style-name="Table14.A2" office:value-type="string">
            <text:p text:style-name="P10">Login Password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CART_NUMBER</text:p>
          </table:table-cell>
          <table:table-cell table:style-name="Table14.A2" office:value-type="string">
            <text:p text:style-name="P10">Number of Cart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INCLUDE_CUTS</text:p>
          </table:table-cell>
          <table:table-cell table:style-name="Table14.A2" office:value-type="string">
            <text:p text:style-name="P10">Include cut data in return, 0 = no, 1 = yes</text:p>
          </table:table-cell>
          <table:table-cell table:style-name="Table14.C25" office:value-type="string">
            <text:p text:style-name="P10">Optional, default is 0</text:p>
          </table:table-cell>
        </table:table-row>
        <table:table-row>
          <table:table-cell table:style-name="Table14.A2" office:value-type="string">
            <text:p text:style-name="P10">GROUP_NAME</text:p>
          </table:table-cell>
          <table:table-cell table:style-name="Table14.A2" office:value-type="string">
            <text:p text:style-name="P10">Set Group Nam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TITLE</text:p>
          </table:table-cell>
          <table:table-cell table:style-name="Table14.A2" office:value-type="string">
            <text:p text:style-name="P10">Set Titl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RTIST</text:p>
          </table:table-cell>
          <table:table-cell table:style-name="Table14.A2" office:value-type="string">
            <text:p text:style-name="P10">Set Artis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LBUM</text:p>
          </table:table-cell>
          <table:table-cell table:style-name="Table14.A2" office:value-type="string">
            <text:p text:style-name="P10">Set Album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YEAR</text:p>
          </table:table-cell>
          <table:table-cell table:style-name="Table14.A2" office:value-type="string">
            <text:p text:style-name="P10">Set Yea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LABEL</text:p>
          </table:table-cell>
          <table:table-cell table:style-name="Table14.A2" office:value-type="string">
            <text:p text:style-name="P10">Set Label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CLIENT</text:p>
          </table:table-cell>
          <table:table-cell table:style-name="Table14.A2" office:value-type="string">
            <text:p text:style-name="P10">Set Clien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GENCY</text:p>
          </table:table-cell>
          <table:table-cell table:style-name="Table14.A2" office:value-type="string">
            <text:p text:style-name="P10">Set Agency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PUBLISHER</text:p>
          </table:table-cell>
          <table:table-cell table:style-name="Table14.A2" office:value-type="string">
            <text:p text:style-name="P10">Set Publish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COMPOSER</text:p>
          </table:table-cell>
          <table:table-cell table:style-name="Table14.A2" office:value-type="string">
            <text:p text:style-name="P10">Set Compos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USER_DEFINED</text:p>
          </table:table-cell>
          <table:table-cell table:style-name="Table14.A2" office:value-type="string">
            <text:p text:style-name="P10">Set User Defined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USAGE_CODE</text:p>
          </table:table-cell>
          <table:table-cell table:style-name="Table14.A2" office:value-type="string">
            <text:p text:style-name="P10">Set Usage Cod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ENFORCE_LENGTH</text:p>
          </table:table-cell>
          <table:table-cell table:style-name="Table14.A2" office:value-type="string">
            <text:p text:style-name="P10">Set Enforce Length State</text:p>
          </table:table-cell>
          <table:table-cell table:style-name="Table14.C25" office:value-type="string">
            <text:p text:style-name="P10">Optional, Numeric, 0=No, 1=Yes</text:p>
          </table:table-cell>
        </table:table-row>
        <table:table-row>
          <table:table-cell table:style-name="Table14.A2" office:value-type="string">
            <text:p text:style-name="P10">FORCED_LENGTH</text:p>
          </table:table-cell>
          <table:table-cell table:style-name="Table14.A2" office:value-type="string">
            <text:p text:style-name="P10">Set Forced Length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SYNCRONOUS</text:p>
          </table:table-cell>
          <table:table-cell table:style-name="Table14.A2" office:value-type="string">
            <text:p text:style-name="P10">Set Asyncronous</text:p>
          </table:table-cell>
          <table:table-cell table:style-name="Table14.C25" office:value-type="string">
            <text:p text:style-name="P10">Optional, Numeric, 0=No, 1=Yes</text:p>
          </table:table-cell>
        </table:table-row>
        <table:table-row>
          <table:table-cell table:style-name="Table14.A2" office:value-type="string">
            <text:p text:style-name="P10">OWNER</text:p>
          </table:table-cell>
          <table:table-cell table:style-name="Table14.A2" office:value-type="string">
            <text:p text:style-name="P10">Set Own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NOTES</text:p>
          </table:table-cell>
          <table:table-cell table:style-name="Table14.A2" office:value-type="string">
            <text:p text:style-name="P10">Set Notes Tex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SCHED_CODE</text:p>
          </table:table-cell>
          <table:table-cell table:style-name="Table14.A2" office:value-type="string">
            <text:p text:style-name="P10">Set Schedule Codes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MACRO0 [...]</text:p>
          </table:table-cell>
          <table:table-cell table:style-name="Table14.A2" office:value-type="string">
            <text:p text:style-name="P10">RML Lines</text:p>
          </table:table-cell>
          <table:table-cell table:style-name="Table14.C25" office:value-type="string">
            <text:p text:style-name="P10">Optional, valid only for macro carts</text:p>
          </table:table-cell>
        </table:table-row>
      </table:table>
      <text:p text:style-name="P2"/>
      <text:p text:style-name="P2"><text:soft-page-break/></text:p>
      <text:p text:style-name="P1">EditCut</text:p>
      <text:p text:style-name="P2">Command Code: RDXPORT_COMMAND_EDITCUT</text:p>
      <text:p text:style-name="P2"/>
      <text:p text:style-name="P2">Description:</text:p>
      <text:p text:style-name="P2">Write metadata changes for an existing cut into the database.</text:p>
      <text:p text:style-name="P2"/>
      <text:p text:style-name="P2">Required User Permissions: Edit Audio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10">COMMAND</text:p>
          </table:table-cell>
          <table:table-cell table:style-name="Table15.B2" office:value-type="float" office:value="15">
            <text:p text:style-name="P10">15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LOGIN_NAME</text:p>
          </table:table-cell>
          <table:table-cell table:style-name="Table15.A2" office:value-type="string">
            <text:p text:style-name="P10">Rivendell User Name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PASSWORD</text:p>
          </table:table-cell>
          <table:table-cell table:style-name="Table15.A2" office:value-type="string">
            <text:p text:style-name="P10">Login Password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CART_NUMBER</text:p>
          </table:table-cell>
          <table:table-cell table:style-name="Table15.A2" office:value-type="string">
            <text:p text:style-name="P10">Number of Cart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CUT_NUMBER</text:p>
          </table:table-cell>
          <table:table-cell table:style-name="Table15.A2" office:value-type="string">
            <text:p text:style-name="P10">Number of Cut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EVERGREEN</text:p>
          </table:table-cell>
          <table:table-cell table:style-name="Table15.A2" office:value-type="string">
            <text:p text:style-name="P10">Set Evergreen Flag, valid values are 0=no, 1=yes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DESCRIPTION</text:p>
          </table:table-cell>
          <table:table-cell table:style-name="Table15.A2" office:value-type="string">
            <text:p text:style-name="P10">Set Description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OUTCUE</text:p>
          </table:table-cell>
          <table:table-cell table:style-name="Table15.A2" office:value-type="string">
            <text:p text:style-name="P10">Set Outcu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ISRC</text:p>
          </table:table-cell>
          <table:table-cell table:style-name="Table15.A2" office:value-type="string">
            <text:p text:style-name="P10">Set International Standard Recording Cod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ISCI</text:p>
          </table:table-cell>
          <table:table-cell table:style-name="Table15.A2" office:value-type="string">
            <text:p text:style-name="P10">Set ISCI Cod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START_DATETIME</text:p>
          </table:table-cell>
          <table:table-cell table:style-name="Table15.A2" office:value-type="string">
            <text:p text:style-name="P10">Set Start DateTime</text:p>
          </table:table-cell>
          <table:table-cell table:style-name="Table15.C34" office:value-type="string">
            <text:p text:style-name="P10">Optional, RFC-822 format </text:p>
          </table:table-cell>
        </table:table-row>
        <table:table-row>
          <table:table-cell table:style-name="Table15.A2" office:value-type="string">
            <text:p text:style-name="P10">END_DATETIME</text:p>
          </table:table-cell>
          <table:table-cell table:style-name="Table15.A2" office:value-type="string">
            <text:p text:style-name="P10">Set End DateTime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MON </text:p>
          </table:table-cell>
          <table:table-cell table:style-name="Table15.A2" office:value-type="string">
            <text:p text:style-name="P10">Set Mon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TUE </text:p>
          </table:table-cell>
          <table:table-cell table:style-name="Table15.A2" office:value-type="string">
            <text:p text:style-name="P10">Set Tue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WED </text:p>
          </table:table-cell>
          <table:table-cell table:style-name="Table15.A2" office:value-type="string">
            <text:p text:style-name="P10">Set Wedne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THU</text:p>
          </table:table-cell>
          <table:table-cell table:style-name="Table15.A2" office:value-type="string">
            <text:p text:style-name="P10">Set Thur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FRI</text:p>
          </table:table-cell>
          <table:table-cell table:style-name="Table15.A2" office:value-type="string">
            <text:p text:style-name="P10">Set Fri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AT</text:p>
          </table:table-cell>
          <table:table-cell table:style-name="Table15.A2" office:value-type="string">
            <text:p text:style-name="P10">Set Satur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UN</text:p>
          </table:table-cell>
          <table:table-cell table:style-name="Table15.A2" office:value-type="string">
            <text:p text:style-name="P10">Set Sun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ext:soft-page-break/>
        <table:table-row>
          <table:table-cell table:style-name="Table15.A2" office:value-type="string">
            <text:p text:style-name="P10">START_DAYPART</text:p>
          </table:table-cell>
          <table:table-cell table:style-name="Table15.A2" office:value-type="string">
            <text:p text:style-name="P10">Set Start Daypart time, in RFC-822 format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END_DAYPART</text:p>
          </table:table-cell>
          <table:table-cell table:style-name="Table15.A2" office:value-type="string">
            <text:p text:style-name="P10">Set End Daypart time, in RFC-822 format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WEIGHT</text:p>
          </table:table-cell>
          <table:table-cell table:style-name="Table15.A2" office:value-type="string">
            <text:p text:style-name="P10">Set rotation weight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START_POINT</text:p>
          </table:table-cell>
          <table:table-cell table:style-name="Table15.A2" office:value-type="string">
            <text:p text:style-name="P10">Set Start Marker position, in mS from absolute start of audio data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END_POINT</text:p>
          </table:table-cell>
          <table:table-cell table:style-name="Table15.A2" office:value-type="string">
            <text:p text:style-name="P10">Set End Marker position, in mS from absolute start of audio data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FADEUP_POINT</text:p>
          </table:table-cell>
          <table:table-cell table:style-name="Table15.A2" office:value-type="string">
            <text:p text:style-name="P10">Set FadeUp Marker position, in mS from absolute start of audio data</text:p>
          </table:table-cell>
          <table:table-cell table:style-name="Table15.C34" office:value-type="string">
            <text:p text:style-name="P10">Optional, numeric, -1=no marker</text:p>
          </table:table-cell>
        </table:table-row>
        <table:table-row>
          <table:table-cell table:style-name="Table15.A2" office:value-type="string">
            <text:p text:style-name="P10">FADEDOWN_POINT</text:p>
          </table:table-cell>
          <table:table-cell table:style-name="Table15.A2" office:value-type="string">
            <text:p text:style-name="P10">Set FadeDown Marker position, in mS from absolute start of audio data</text:p>
          </table:table-cell>
          <table:table-cell table:style-name="Table15.C34" office:value-type="string">
            <text:p text:style-name="P10">Optional, numeric, -1=no marker</text:p>
          </table:table-cell>
        </table:table-row>
        <table:table-row>
          <table:table-cell table:style-name="Table15.A2" office:value-type="string">
            <text:p text:style-name="P10">SEGUE_START_POINT</text:p>
          </table:table-cell>
          <table:table-cell table:style-name="Table15.A2" office:value-type="string">
            <text:p text:style-name="P10">Set SegueStart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SEGUE_END_POINT</text:p>
          </table:table-cell>
          <table:table-cell table:style-name="Table15.A2" office:value-type="string">
            <text:p text:style-name="P10">Set Segue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SEGUE_GAIN</text:p>
          </table:table-cell>
          <table:table-cell table:style-name="Table15.A2" office:value-type="string">
            <text:p text:style-name="P10">Set SegueGain value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SEGUE_END_POINT</text:p>
          </table:table-cell>
          <table:table-cell table:style-name="Table15.A2" office:value-type="string">
            <text:p text:style-name="P10">Set Segue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HOOK_END_POINT</text:p>
          </table:table-cell>
          <table:table-cell table:style-name="Table15.A2" office:value-type="string">
            <text:p text:style-name="P10">Set Hook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TALK_START_POINT</text:p>
          </table:table-cell>
          <table:table-cell table:style-name="Table15.A2" office:value-type="string">
            <text:p text:style-name="P10">Set TalkStart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TALK_END_POINT</text:p>
          </table:table-cell>
          <table:table-cell table:style-name="Table15.A2" office:value-type="string">
            <text:p text:style-name="P10">Set Talk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</table:table>
      <text:p text:style-name="P2"/>
      <text:p text:style-name="P2"/>
      <text:p text:style-name="P1">Export</text:p>
      <text:p text:style-name="P2">Command Code: RDXPORT_COMMAND_EXPORT</text:p>
      <text:p text:style-name="P2"/>
      <text:p text:style-name="P2">Description:</text:p>
      <text:p text:style-name="P2">Export PCM/MPEG data from the audio store.</text:p>
      <text:p text:style-name="P2"/>
      <text:p text:style-name="P2">Required User Permissions: None</text:p>
      <text:p text:style-name="P2"><text:soft-page-break/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0">COMMAND</text:p>
          </table:table-cell>
          <table:table-cell table:style-name="Table6.B2" office:value-type="float" office:value="1">
            <text:p text:style-name="P10">1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LOGIN_NAME</text:p>
          </table:table-cell>
          <table:table-cell table:style-name="Table6.A2" office:value-type="string">
            <text:p text:style-name="P10">Rivendell User Name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PASSWORD</text:p>
          </table:table-cell>
          <table:table-cell table:style-name="Table6.A2" office:value-type="string">
            <text:p text:style-name="P10">Login Password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CART_NUMBER</text:p>
          </table:table-cell>
          <table:table-cell table:style-name="Table6.A2" office:value-type="string">
            <text:p text:style-name="P10">Number of Cart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CUT_NUMBER</text:p>
          </table:table-cell>
          <table:table-cell table:style-name="Table6.A2" office:value-type="string">
            <text:p text:style-name="P10">Number of Cut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FORMAT</text:p>
          </table:table-cell>
          <table:table-cell table:style-name="Table6.A2" office:value-type="string">
            <text:p text:style-name="P10">Encoding format of exported data</text:p>
          </table:table-cell>
          <table:table-cell table:style-name="Table6.C15" office:value-type="string">
            <text:p text:style-name="P10">Mandatory</text:p>
            <text:p text:style-name="P10">0 = PCM16 WAV, </text:p>
            <text:p text:style-name="P10">2 = MPEG L2 native, <text:s/></text:p>
            <text:p text:style-name="P10">3 = MPEG L3, </text:p>
            <text:p text:style-name="P10">4 = FLAC, </text:p>
            <text:p text:style-name="P10">5 = OggVorbis, </text:p>
            <text:p text:style-name="P10">6 = MPEG L2 WAV </text:p>
          </table:table-cell>
        </table:table-row>
        <table:table-row>
          <table:table-cell table:style-name="Table6.A2" office:value-type="string">
            <text:p text:style-name="P10">CHANNELS</text:p>
          </table:table-cell>
          <table:table-cell table:style-name="Table6.A2" office:value-type="string">
            <text:p text:style-name="P10">Number of audio channels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SAMPLE_RATE</text:p>
          </table:table-cell>
          <table:table-cell table:style-name="Table6.A2" office:value-type="string">
            <text:p text:style-name="P10">Sample rate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BIT_RATE</text:p>
          </table:table-cell>
          <table:table-cell table:style-name="Table6.A2" office:value-type="string">
            <text:p text:style-name="P10">Bit rate</text:p>
          </table:table-cell>
          <table:table-cell table:style-name="Table6.C15" office:value-type="string">
            <text:p text:style-name="P10">Mandatory, set to '0' for PCM or VBR</text:p>
          </table:table-cell>
        </table:table-row>
        <table:table-row>
          <table:table-cell table:style-name="Table6.A2" office:value-type="string">
            <text:p text:style-name="P10">QUALITY</text:p>
          </table:table-cell>
          <table:table-cell table:style-name="Table6.A2" office:value-type="string">
            <text:p text:style-name="P10">Quality level</text:p>
          </table:table-cell>
          <table:table-cell table:style-name="Table6.C15" office:value-type="string">
            <text:p text:style-name="P10">Mandatory, used only by OggVorbis, set to '0' for others</text:p>
          </table:table-cell>
        </table:table-row>
        <table:table-row>
          <table:table-cell table:style-name="Table6.A2" office:value-type="string">
            <text:p text:style-name="P10">START_POINT</text:p>
          </table:table-cell>
          <table:table-cell table:style-name="Table6.A2" office:value-type="string">
            <text:p text:style-name="P10">Start point of audio export</text:p>
          </table:table-cell>
          <table:table-cell table:style-name="Table6.C15" office:value-type="string">
            <text:p text:style-name="P10">Mandatory, mS from absolute start of stored audio</text:p>
          </table:table-cell>
        </table:table-row>
        <table:table-row>
          <table:table-cell table:style-name="Table6.A2" office:value-type="string">
            <text:p text:style-name="P10">END_POINT</text:p>
          </table:table-cell>
          <table:table-cell table:style-name="Table6.A2" office:value-type="string">
            <text:p text:style-name="P10">End point of audio export</text:p>
          </table:table-cell>
          <table:table-cell table:style-name="Table6.C15" office:value-type="string">
            <text:p text:style-name="P10">Mandatory, mS from absolute start of stored audio</text:p>
          </table:table-cell>
        </table:table-row>
        <table:table-row>
          <table:table-cell table:style-name="Table6.A2" office:value-type="string">
            <text:p text:style-name="P10">NORMALIZATION_LEVEL</text:p>
          </table:table-cell>
          <table:table-cell table:style-name="Table6.A2" office:value-type="string">
            <text:p text:style-name="P10">Normalization level, in dBFS.</text:p>
          </table:table-cell>
          <table:table-cell table:style-name="Table6.C15" office:value-type="string">
            <text:p text:style-name="P10">Mandatory, 0 = No normalization</text:p>
          </table:table-cell>
        </table:table-row>
        <table:table-row>
          <table:table-cell table:style-name="Table6.A2" office:value-type="string">
            <text:p text:style-name="P10">ENABLE_METADATA</text:p>
          </table:table-cell>
          <table:table-cell table:style-name="Table6.A2" office:value-type="string">
            <text:p text:style-name="P10">Include metadata in export</text:p>
          </table:table-cell>
          <table:table-cell table:style-name="Table6.C15" office:value-type="string">
            <text:p text:style-name="P10">Mandatory, 0 = No, 1 = Yes</text:p>
          </table:table-cell>
        </table:table-row>
      </table:table>
      <text:p text:style-name="P1"/>
      <text:p text:style-name="P1"/>
      <text:p text:style-name="P1">ExportPeaks</text:p>
      <text:p text:style-name="P2">Command Code: RDXPORT_COMMAND_EXPORT_PEAKS</text:p>
      <text:p text:style-name="P2"/>
      <text:p text:style-name="P2">Description:</text:p>
      <text:p text:style-name="P2">Export audio peak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6" table:style-name="Table16">
        <table:table-column table:style-name="Table16.A" table:number-columns-repeated="3"/>
        <text:soft-page-break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10">COMMAND</text:p>
          </table:table-cell>
          <table:table-cell table:style-name="Table16.B2" office:value-type="float" office:value="16">
            <text:p text:style-name="P10">16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LOGIN_NAME</text:p>
          </table:table-cell>
          <table:table-cell table:style-name="Table16.A2" office:value-type="string">
            <text:p text:style-name="P10">Rivendell User Name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PASSWORD</text:p>
          </table:table-cell>
          <table:table-cell table:style-name="Table16.A2" office:value-type="string">
            <text:p text:style-name="P10">Login Password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CART_NUMBER</text:p>
          </table:table-cell>
          <table:table-cell table:style-name="Table16.A2" office:value-type="string">
            <text:p text:style-name="P10">Number of Cart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CUT_NUMBER</text:p>
          </table:table-cell>
          <table:table-cell table:style-name="Table16.A2" office:value-type="string">
            <text:p text:style-name="P10">Number of Cut</text:p>
          </table:table-cell>
          <table:table-cell table:style-name="Table16.C6" office:value-type="string">
            <text:p text:style-name="P10">Mandatory</text:p>
          </table:table-cell>
        </table:table-row>
      </table:table>
      <text:p text:style-name="P1"/>
      <text:p text:style-name="P1"/>
      <text:p text:style-name="P1">Import</text:p>
      <text:p text:style-name="P2">Command Code: RDXPORT_COMMAND_IMPORT</text:p>
      <text:p text:style-name="P2"/>
      <text:p text:style-name="P2">Description:</text:p>
      <text:p text:style-name="P2">Import PCM/MPEG data into the audio store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4"><text:span text:style-name="T1">NOTE: The method must be called with </text:span><text:bookmark text:name="line1"/><text:span text:style-name="T1">'</text:span><text:span text:style-name="T1">multipart/form-data' encoding.</text:span></text:p>
      <text:p text:style-name="P2"/>
      <text:p text:style-name="P2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0">COMMAND</text:p>
          </table:table-cell>
          <table:table-cell table:style-name="Table7.B2" office:value-type="float" office:value="2">
            <text:p text:style-name="P10">2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LOGIN_NAME</text:p>
          </table:table-cell>
          <table:table-cell table:style-name="Table7.A2" office:value-type="string">
            <text:p text:style-name="P10">Rivendell User Name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PASSWORD</text:p>
          </table:table-cell>
          <table:table-cell table:style-name="Table7.A2" office:value-type="string">
            <text:p text:style-name="P10">Login Password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ART_NUMBER</text:p>
          </table:table-cell>
          <table:table-cell table:style-name="Table7.A2" office:value-type="string">
            <text:p text:style-name="P10">Number of Cart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UT_NUMBER</text:p>
          </table:table-cell>
          <table:table-cell table:style-name="Table7.A2" office:value-type="string">
            <text:p text:style-name="P10">Number of Cut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HANNELS</text:p>
          </table:table-cell>
          <table:table-cell table:style-name="Table7.A2" office:value-type="string">
            <text:p text:style-name="P10">Number of audio channels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NORMALIZATION_LEVEL</text:p>
          </table:table-cell>
          <table:table-cell table:style-name="Table7.A2" office:value-type="string">
            <text:p text:style-name="P10">Normalization level, in dBFS.</text:p>
          </table:table-cell>
          <table:table-cell table:style-name="Table7.C11" office:value-type="string">
            <text:p text:style-name="P10">Mandatory, 0 = No normalization</text:p>
          </table:table-cell>
        </table:table-row>
        <table:table-row>
          <table:table-cell table:style-name="Table7.A2" office:value-type="string">
            <text:p text:style-name="P10">AUTOTRIM_LEVEL</text:p>
          </table:table-cell>
          <table:table-cell table:style-name="Table7.A2" office:value-type="string">
            <text:p text:style-name="P10">Autotrim level, in dBFS</text:p>
          </table:table-cell>
          <table:table-cell table:style-name="Table7.C11" office:value-type="string">
            <text:p text:style-name="P10">Mandatory, 0 = No autotrim</text:p>
          </table:table-cell>
        </table:table-row>
        <table:table-row>
          <table:table-cell table:style-name="Table7.A2" office:value-type="string">
            <text:p text:style-name="P10">USE_METADATA</text:p>
          </table:table-cell>
          <table:table-cell table:style-name="Table7.A2" office:value-type="string">
            <text:p text:style-name="P10">Apply source metadata to cart</text:p>
          </table:table-cell>
          <table:table-cell table:style-name="Table7.C11" office:value-type="string">
            <text:p text:style-name="P10">Mandatory, 0 = No, 1 = Yes</text:p>
          </table:table-cell>
        </table:table-row>
        <table:table-row>
          <table:table-cell table:style-name="Table7.A2" office:value-type="string">
            <text:p text:style-name="P10">FILENAME</text:p>
          </table:table-cell>
          <table:table-cell table:style-name="Table7.A2" office:value-type="string">
            <text:p text:style-name="P10">Binary file data</text:p>
          </table:table-cell>
          <table:table-cell table:style-name="Table7.C11" office:value-type="string">
            <text:p text:style-name="P10">Mandatory</text:p>
          </table:table-cell>
        </table:table-row>
      </table:table>
      <text:p text:style-name="P2"/>
      <text:p text:style-name="P1"/>
      <text:p text:style-name="P1"/>
      <text:p text:style-name="P1"/>
      <text:p text:style-name="P1">ListCart</text:p>
      <text:p text:style-name="P2">Command Code: RDXPORT_COMMAND_LISTCART</text:p>
      <text:p text:style-name="P2"/>
      <text:p text:style-name="P2">Description:</text:p>
      <text:p text:style-name="P2">Return information about a specified cart.</text:p>
      <text:p text:style-name="P2"><text:soft-page-break/></text:p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10">COMMAND</text:p>
          </table:table-cell>
          <table:table-cell table:style-name="Table1.B2" office:value-type="float" office:value="7">
            <text:p text:style-name="P10">7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LOGIN_NAME</text:p>
          </table:table-cell>
          <table:table-cell table:style-name="Table1.A2" office:value-type="string">
            <text:p text:style-name="P10">Rivendell User Name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PASSWORD</text:p>
          </table:table-cell>
          <table:table-cell table:style-name="Table1.A2" office:value-type="string">
            <text:p text:style-name="P10">Login Password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CART_NUMBER</text:p>
          </table:table-cell>
          <table:table-cell table:style-name="Table1.A2" office:value-type="string">
            <text:p text:style-name="P10">Number of Cart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INCLUDE_CUTS</text:p>
          </table:table-cell>
          <table:table-cell table:style-name="Table1.A2" office:value-type="string">
            <text:p text:style-name="P10">Include CUT information in return</text:p>
          </table:table-cell>
          <table:table-cell table:style-name="Table1.C6" office:value-type="string">
            <text:p text:style-name="P10">Optional, 0 = no, 1 = yes, default is 1</text:p>
          </table:table-cell>
        </table:table-row>
      </table:table>
      <text:p text:style-name="P2"/>
      <text:p text:style-name="P2"/>
      <text:p text:style-name="P1">ListCarts</text:p>
      <text:p text:style-name="P2">Command Code: RDXPORT_COMMAND_LISTCARTS</text:p>
      <text:p text:style-name="P2"/>
      <text:p text:style-name="P2">Description:</text:p>
      <text:p text:style-name="P2">Return information about a set of carts.</text:p>
      <text:p text:style-name="P2"/>
      <text:p text:style-name="P2">Required User Permissions: None</text:p>
      <text:p text:style-name="P2">Only those carts that belong to groups authorized for the specified Rivendell user in </text:p>
      <text:p text:style-name="P2">RDAdmin-&gt;ManageUsers-&gt;AssignGroupPerms will be returned.</text:p>
      <text:p text:style-name="P2"/>
      <text:p text:style-name="P2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10">COMMAND</text:p>
          </table:table-cell>
          <table:table-cell table:style-name="Table4.B2" office:value-type="float" office:value="6">
            <text:p text:style-name="P10">6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LOGIN_NAME</text:p>
          </table:table-cell>
          <table:table-cell table:style-name="Table4.A2" office:value-type="string">
            <text:p text:style-name="P10">Rivendell User Name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Login Password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GROUP_NAME</text:p>
          </table:table-cell>
          <table:table-cell table:style-name="Table4.A2" office:value-type="string">
            <text:p text:style-name="P10">Limit returns to member of specified group</text:p>
          </table:table-cell>
          <table:table-cell table:style-name="Table4.C8" office:value-type="string">
            <text:p text:style-name="P10">Optional, default is to search all available carts</text:p>
          </table:table-cell>
        </table:table-row>
        <table:table-row>
          <table:table-cell table:style-name="Table4.A2" office:value-type="string">
            <text:p text:style-name="P10">INCLUDE_CUTS</text:p>
          </table:table-cell>
          <table:table-cell table:style-name="Table4.A2" office:value-type="string">
            <text:p text:style-name="P10">Include CUT information in return</text:p>
          </table:table-cell>
          <table:table-cell table:style-name="Table4.C8" office:value-type="string">
            <text:p text:style-name="P10">Optional, 0 = no, 1 = yes, default is 1</text:p>
          </table:table-cell>
        </table:table-row>
        <table:table-row>
          <table:table-cell table:style-name="Table4.A2" office:value-type="string">
            <text:p text:style-name="P10">FILTER</text:p>
          </table:table-cell>
          <table:table-cell table:style-name="Table4.A2" office:value-type="string">
            <text:p text:style-name="P10">Limit returns to carts containing specified keyword</text:p>
          </table:table-cell>
          <table:table-cell table:style-name="Table4.C8" office:value-type="string">
            <text:p text:style-name="P10">Optional, default is to apply no filtering.</text:p>
          </table:table-cell>
        </table:table-row>
        <table:table-row>
          <table:table-cell table:style-name="Table4.A2" office:value-type="string">
            <text:p text:style-name="P10">TYPE</text:p>
          </table:table-cell>
          <table:table-cell table:style-name="Table4.A2" office:value-type="string">
            <text:p text:style-name="P10">Limit returns to carts of the specified type</text:p>
          </table:table-cell>
          <table:table-cell table:style-name="Table4.C8" office:value-type="string">
            <text:p text:style-name="P10">Optional, valid values are 'audio' or 'macro'</text:p>
          </table:table-cell>
        </table:table-row>
      </table:table>
      <text:p text:style-name="P2"/>
      <text:p text:style-name="P2"/>
      <text:p text:style-name="P1">ListCut</text:p>
      <text:p text:style-name="P2">Command Code: RDXPORT_COMMAND_LISTCUT</text:p>
      <text:p text:style-name="P2"/>
      <text:p text:style-name="P2"><text:soft-page-break/>Description:</text:p>
      <text:p text:style-name="P2">Return information about a specified cut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able:table-row>
          <table:table-cell table:style-name="Table8.A2" office:value-type="string">
            <text:p text:style-name="P10">COMMAND</text:p>
          </table:table-cell>
          <table:table-cell table:style-name="Table8.B2" office:value-type="float" office:value="8">
            <text:p text:style-name="P10">8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LOGIN_NAME</text:p>
          </table:table-cell>
          <table:table-cell table:style-name="Table8.A2" office:value-type="string">
            <text:p text:style-name="P10">Rivendell User Name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PASSWORD</text:p>
          </table:table-cell>
          <table:table-cell table:style-name="Table8.A2" office:value-type="string">
            <text:p text:style-name="P10">Login Password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CART_NUMBER</text:p>
          </table:table-cell>
          <table:table-cell table:style-name="Table8.A2" office:value-type="string">
            <text:p text:style-name="P10">Number of Cart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CUT_NUMBER</text:p>
          </table:table-cell>
          <table:table-cell table:style-name="Table8.A2" office:value-type="string">
            <text:p text:style-name="P10">Number of Cut</text:p>
          </table:table-cell>
          <table:table-cell table:style-name="Table8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Cuts</text:p>
      <text:p text:style-name="P2">Command Code: RDXPORT_COMMAND_LISTCUTS</text:p>
      <text:p text:style-name="P2"/>
      <text:p text:style-name="P2">Description:</text:p>
      <text:p text:style-name="P2">Return information about all cuts belonging to a cart.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10">COMMAND</text:p>
          </table:table-cell>
          <table:table-cell table:style-name="Table9.B2" office:value-type="float" office:value="9">
            <text:p text:style-name="P10">9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LOGIN_NAME</text:p>
          </table:table-cell>
          <table:table-cell table:style-name="Table9.A2" office:value-type="string">
            <text:p text:style-name="P10">Rivendell User Name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PASSWORD</text:p>
          </table:table-cell>
          <table:table-cell table:style-name="Table9.A2" office:value-type="string">
            <text:p text:style-name="P10">Login Password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CART_NUMBER</text:p>
          </table:table-cell>
          <table:table-cell table:style-name="Table9.A2" office:value-type="string">
            <text:p text:style-name="P10">Number of cart</text:p>
          </table:table-cell>
          <table:table-cell table:style-name="Table9.C5" office:value-type="string">
            <text:p text:style-name="P10">Mandatory</text:p>
          </table:table-cell>
        </table:table-row>
      </table:table>
      <text:p text:style-name="P1"/>
      <text:p text:style-name="P1"/>
      <text:p text:style-name="P1">ListGroup</text:p>
      <text:p text:style-name="P2">Command Code: RDXPORT_COMMAND_LISTGROUP</text:p>
      <text:p text:style-name="P2"/>
      <text:p text:style-name="P2">Description:</text:p>
      <text:p text:style-name="P2">Return information about a specified group.</text:p>
      <text:p text:style-name="P2"/>
      <text:p text:style-name="P2">Required User Permissions: None</text:p>
      <text:p text:style-name="P2">A '404' error will be returned if the requested group is not authorized for the specified Rivendell user in RDAdmin-&gt;ManageUsers-&gt;AssignGroupPerms.</text:p>
      <text:p text:style-name="P2"/>
      <text:p text:style-name="P2"><text:soft-page-break/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10">COMMAND</text:p>
          </table:table-cell>
          <table:table-cell table:style-name="Table3.B2" office:value-type="float" office:value="5">
            <text:p text:style-name="P10">5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LOGIN_NAME</text:p>
          </table:table-cell>
          <table:table-cell table:style-name="Table3.A2" office:value-type="string">
            <text:p text:style-name="P10">Rivendell User Name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Login Password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GROUP_NAME</text:p>
          </table:table-cell>
          <table:table-cell table:style-name="Table3.A2" office:value-type="string">
            <text:p text:style-name="P10">Name of group</text:p>
          </table:table-cell>
          <table:table-cell table:style-name="Table3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Groups</text:p>
      <text:p text:style-name="P2">Command Code: RDXPORT_COMMAND_LISTGROUPS</text:p>
      <text:p text:style-name="P2"/>
      <text:p text:style-name="P2">Description:</text:p>
      <text:p text:style-name="P2">Return information about all available groups.</text:p>
      <text:p text:style-name="P2"/>
      <text:p text:style-name="P2">Required User Permissions: None</text:p>
      <text:p text:style-name="P2">The set of returned groups will be tailored according to what the specified Rivendell user is authorized to see in RDAdmin-&gt;ManageUsers-&gt;AssignGroupPerms.</text:p>
      <text:p text:style-name="P2"/>
      <text:p text:style-name="P2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10">COMMAND</text:p>
          </table:table-cell>
          <table:table-cell table:style-name="Table2.B2" office:value-type="float" office:value="4">
            <text:p text:style-name="P10">4</text:p>
          </table:table-cell>
          <table:table-cell table:style-name="Table2.C4" office:value-type="string">
            <text:p text:style-name="P10">Mandatory</text:p>
          </table:table-cell>
        </table:table-row>
        <table:table-row>
          <table:table-cell table:style-name="Table2.A2" office:value-type="string">
            <text:p text:style-name="P10">LOGIN_NAME</text:p>
          </table:table-cell>
          <table:table-cell table:style-name="Table2.A2" office:value-type="string">
            <text:p text:style-name="P10">Rivendell User Name</text:p>
          </table:table-cell>
          <table:table-cell table:style-name="Table2.C4" office:value-type="string">
            <text:p text:style-name="P10">Mandatory</text:p>
          </table:table-cell>
        </table:table-row>
        <table:table-row>
          <table:table-cell table:style-name="Table2.A2" office:value-type="string">
            <text:p text:style-name="P10">PASSWORD</text:p>
          </table:table-cell>
          <table:table-cell table:style-name="Table2.A2" office:value-type="string">
            <text:p text:style-name="P10">Login Password</text:p>
          </table:table-cell>
          <table:table-cell table:style-name="Table2.C4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Log</text:p>
      <text:p text:style-name="P2">Command Code: RDXPORT_COMMAND_LISTLOG</text:p>
      <text:p text:style-name="P2"/>
      <text:p text:style-name="P2">Description:</text:p>
      <text:p text:style-name="P2">Return a listing of the specified log.</text:p>
      <text:p text:style-name="P2"/>
      <text:p text:style-name="P2">Required User Permissions: None</text:p>
      <text:p text:style-name="P2"/>
      <text:p text:style-name="P2">Call Fields: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Table_20_Heading">FIELD NAME</text:p>
          </table:table-cell>
          <table:table-cell table:style-name="Table20.A1" office:value-type="string">
            <text:p text:style-name="Table_20_Heading">MEANING</text:p>
          </table:table-cell>
          <table:table-cell table:style-name="Table20.C1" office:value-type="string">
            <text:p text:style-name="Table_20_Heading">REMARKS</text:p>
          </table:table-cell>
        </table:table-row>
        <table:table-row>
          <table:table-cell table:style-name="Table20.A2" office:value-type="string">
            <text:p text:style-name="P10">COMMAND</text:p>
          </table:table-cell>
          <table:table-cell table:style-name="Table20.A2" office:value-type="string">
            <text:p text:style-name="P10">22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LOGIN_NAME</text:p>
          </table:table-cell>
          <table:table-cell table:style-name="Table20.A2" office:value-type="string">
            <text:p text:style-name="P10">Rivendell User Name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PASSWORD</text:p>
          </table:table-cell>
          <table:table-cell table:style-name="Table20.A2" office:value-type="string">
            <text:p text:style-name="P10">Login Password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NAME</text:p>
          </table:table-cell>
          <table:table-cell table:style-name="Table20.A2" office:value-type="string">
            <text:p text:style-name="P10">The name of the log.</text:p>
          </table:table-cell>
          <table:table-cell table:style-name="Table20.C2" office:value-type="string">
            <text:p text:style-name="P10">Mandatory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ListLogs</text:p>
      <text:p text:style-name="P2">Command Code: RDXPORT_COMMAND_LISTLOGS</text:p>
      <text:p text:style-name="P2"/>
      <text:p text:style-name="P2">Description:</text:p>
      <text:p text:style-name="P2">Return information about all available logs.</text:p>
      <text:p text:style-name="P2"/>
      <text:p text:style-name="P2">Required User Permissions: None</text:p>
      <text:p text:style-name="P2"/>
      <text:p text:style-name="P2">Call Fields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MEANING</text:p>
          </table:table-cell>
          <table:table-cell table:style-name="Table18.C1" office:value-type="string">
            <text:p text:style-name="Table_20_Heading">REMARKS</text:p>
          </table:table-cell>
        </table:table-row>
        <table:table-row>
          <table:table-cell table:style-name="Table18.A2" office:value-type="string">
            <text:p text:style-name="P10">COMMAND</text:p>
          </table:table-cell>
          <table:table-cell table:style-name="Table18.A2" office:value-type="string">
            <text:p text:style-name="P10">20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LOGIN_NAME</text:p>
          </table:table-cell>
          <table:table-cell table:style-name="Table18.A2" office:value-type="string">
            <text:p text:style-name="P10">Rivendell User Name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PASSWORD</text:p>
          </table:table-cell>
          <table:table-cell table:style-name="Table18.A2" office:value-type="string">
            <text:p text:style-name="P10">Login Password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SERVICE_NAME</text:p>
          </table:table-cell>
          <table:table-cell table:style-name="Table18.A2" office:value-type="string">
            <text:p text:style-name="P10">Limits returns to logs that are owned by specified service</text:p>
          </table:table-cell>
          <table:table-cell table:style-name="Table18.C2" office:value-type="string">
            <text:p text:style-name="P10">Optional, string value. <text:s/>Default is to return all logs.</text:p>
          </table:table-cell>
        </table:table-row>
        <table:table-row>
          <table:table-cell table:style-name="Table18.A2" office:value-type="string">
            <text:p text:style-name="P10">TRACKABLE</text:p>
          </table:table-cell>
          <table:table-cell table:style-name="Table18.A2" office:value-type="string">
            <text:p text:style-name="P10">Limits returns to logs that contain one or more voicetrack slots</text:p>
          </table:table-cell>
          <table:table-cell table:style-name="Table18.C2" office:value-type="string">
            <text:p text:style-name="P10">Optional, valid values 0=no, 1=yes. <text:s/>Default is to return all logs</text:p>
          </table:table-cell>
        </table:table-row>
      </table:table>
      <text:p text:style-name="P1">ListServices</text:p>
      <text:p text:style-name="P2">Command Code: RDXPORT_COMMAND_LISTSERVICES</text:p>
      <text:p text:style-name="P2"/>
      <text:p text:style-name="P2">Description:</text:p>
      <text:p text:style-name="P2">Return information about all available services.</text:p>
      <text:p text:style-name="P2"/>
      <text:p text:style-name="P2">Required User Permissions: None</text:p>
      <text:p text:style-name="P2"/>
      <text:p text:style-name="P2">Call Fields: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MEANING</text:p>
          </table:table-cell>
          <table:table-cell table:style-name="Table19.C1" office:value-type="string">
            <text:p text:style-name="Table_20_Heading">REMARKS</text:p>
          </table:table-cell>
        </table:table-row>
        <table:table-row>
          <table:table-cell table:style-name="Table19.A2" office:value-type="string">
            <text:p text:style-name="P10">COMMAND</text:p>
          </table:table-cell>
          <table:table-cell table:style-name="Table19.A2" office:value-type="string">
            <text:p text:style-name="P10">21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LOGIN_NAME</text:p>
          </table:table-cell>
          <table:table-cell table:style-name="Table19.A2" office:value-type="string">
            <text:p text:style-name="P10">Rivendell User Name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PASSWORD</text:p>
          </table:table-cell>
          <table:table-cell table:style-name="Table19.A2" office:value-type="string">
            <text:p text:style-name="P10">Login Password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TRACKABLE</text:p>
          </table:table-cell>
          <table:table-cell table:style-name="Table19.A2" office:value-type="string">
            <text:p text:style-name="P10">Limits returns to services that have a valid voicetracking configuration</text:p>
          </table:table-cell>
          <table:table-cell table:style-name="Table19.C2" office:value-type="string">
            <text:p text:style-name="P10">Optional, valid values 0=no, 1=yes. <text:s/>Default is to return all services.</text:p>
          </table:table-cell>
        </table:table-row>
      </table:table>
      <text:p text:style-name="P2"/>
      <text:p text:style-name="P2"/>
      <text:p text:style-name="P1">RemoveCart</text:p>
      <text:p text:style-name="P2">Command Code: RDXPORT_COMMAND_REMOVECART</text:p>
      <text:p text:style-name="P2"/>
      <text:p text:style-name="P2">Description:</text:p>
      <text:p text:style-name="P2">Remove a cart from the Library</text:p>
      <text:p text:style-name="P2"/>
      <text:p text:style-name="P2">Required User Permissions: Delete Cart</text:p>
      <text:p text:style-name="P2">A '404' error will be returned if the requested cart is not authorized for the specified Rivendell user in <text:soft-page-break/>RDAdmin-&gt;ManageUsers-&gt;AssignGroupPerms.</text:p>
      <text:p text:style-name="P2"/>
      <text:p text:style-name="P2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10">COMMAND</text:p>
          </table:table-cell>
          <table:table-cell table:style-name="Table11.B2" office:value-type="float" office:value="13">
            <text:p text:style-name="P10">13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LOGIN_NAME</text:p>
          </table:table-cell>
          <table:table-cell table:style-name="Table11.A2" office:value-type="string">
            <text:p text:style-name="P10">Rivendell User Name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PASSWORD</text:p>
          </table:table-cell>
          <table:table-cell table:style-name="Table11.A2" office:value-type="string">
            <text:p text:style-name="P10">Login Password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CART_NUMBER</text:p>
          </table:table-cell>
          <table:table-cell table:style-name="Table11.A2" office:value-type="string">
            <text:p text:style-name="P10">Number of Cart</text:p>
          </table:table-cell>
          <table:table-cell table:style-name="Table11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RemoveCut</text:p>
      <text:p text:style-name="P2">Command Code: RDXPORT_COMMAND_REMOVECUT</text:p>
      <text:p text:style-name="P2"/>
      <text:p text:style-name="P2">Description:</text:p>
      <text:p text:style-name="P2">Remove an existing cut from a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10">COMMAND</text:p>
          </table:table-cell>
          <table:table-cell table:style-name="Table13.B2" office:value-type="float" office:value="11">
            <text:p text:style-name="P10">11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LOGIN_NAME</text:p>
          </table:table-cell>
          <table:table-cell table:style-name="Table13.A2" office:value-type="string">
            <text:p text:style-name="P10">Rivendell User Name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PASSWORD</text:p>
          </table:table-cell>
          <table:table-cell table:style-name="Table13.A2" office:value-type="string">
            <text:p text:style-name="P10">Login Password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CART_NUMBER</text:p>
          </table:table-cell>
          <table:table-cell table:style-name="Table13.A2" office:value-type="string">
            <text:p text:style-name="P10">Number of Cart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CUT_NUMBER</text:p>
          </table:table-cell>
          <table:table-cell table:style-name="Table13.A2" office:value-type="string">
            <text:p text:style-name="P10">Number of Cut</text:p>
          </table:table-cell>
          <table:table-cell table:style-name="Table13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TrimAudio</text:p>
      <text:p text:style-name="P2">Command Code: RDXPORT_COMMAND_TRIMAUDIO</text:p>
      <text:p text:style-name="P2"/>
      <text:p text:style-name="P2">Description:</text:p>
      <text:p text:style-name="P2">Return a time pointer to the first or last instance of a particular level in a cut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10">COMMAND</text:p>
          </table:table-cell>
          <table:table-cell table:style-name="Table17.B2" office:value-type="float" office:value="17">
            <text:p text:style-name="P10">17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LOGIN_NAME</text:p>
          </table:table-cell>
          <table:table-cell table:style-name="Table17.A2" office:value-type="string">
            <text:p text:style-name="P10">Rivendell User Name</text:p>
          </table:table-cell>
          <table:table-cell table:style-name="Table17.C7" office:value-type="string">
            <text:p text:style-name="P10">Mandatory</text:p>
          </table:table-cell>
        </table:table-row>
        <text:soft-page-break/>
        <table:table-row>
          <table:table-cell table:style-name="Table17.A2" office:value-type="string">
            <text:p text:style-name="P10">PASSWORD</text:p>
          </table:table-cell>
          <table:table-cell table:style-name="Table17.A2" office:value-type="string">
            <text:p text:style-name="P10">Login Password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CART_NUMBER</text:p>
          </table:table-cell>
          <table:table-cell table:style-name="Table17.A2" office:value-type="string">
            <text:p text:style-name="P10">Number of Cart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CUT_NUMBER</text:p>
          </table:table-cell>
          <table:table-cell table:style-name="Table17.A2" office:value-type="string">
            <text:p text:style-name="P10">Number of Cut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TRIM_LEVEL</text:p>
          </table:table-cell>
          <table:table-cell table:style-name="Table17.A2" office:value-type="string">
            <text:p text:style-name="P10">Level in 1/100 dB</text:p>
          </table:table-cell>
          <table:table-cell table:style-name="Table17.C7" office:value-type="string">
            <text:p text:style-name="P10">Mandator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3-10-13T17:20:23</dc:date>
    <meta:editing-duration>P2DT10H19M2S</meta:editing-duration>
    <meta:editing-cycles>56</meta:editing-cycles>
    <meta:generator>LibreOffice/3.4$Unix LibreOffice_project/340m1$Build-502</meta:generator>
    <dc:creator>Fred Gleason</dc:creator>
    <meta:document-statistic meta:table-count="21" meta:image-count="0" meta:object-count="0" meta:page-count="13" meta:paragraph-count="699" meta:word-count="2089" meta:character-count="14384" meta:non-whitespace-character-count="12915"/>
    <meta:user-defined meta:name="Info 1"/>
    <meta:user-defined meta:name="Info 2"/>
    <meta:user-defined meta:name="Info 3"/>
    <meta:user-defined meta:name="Info 4"/>
  </office:meta>
</office:document-meta>
</file>